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Open Sans" fo:font-size="15pt" fo:font-style="normal" style:text-underline-style="solid" style:text-underline-width="auto" style:text-underline-color="font-color" fo:font-weight="bold" fo:background-color="transparent"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Open Sans"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font-name="Open San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font-name="Open Sans" fo:font-size="10pt" style:text-underline-style="solid" style:text-underline-width="auto" style:text-underline-color="font-color" fo:font-weight="bold" style:font-size-asian="8.75pt" style:font-weight-asian="bold" style:font-size-complex="10pt" style:font-weight-complex="bold"/>
    </style:style>
    <style:style style:name="P6" style:family="paragraph" style:parent-style-name="Standard">
      <style:paragraph-properties fo:text-align="start" style:justify-single-word="false"/>
      <style:text-properties style:font-name="Open Sans"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list-style-name="L1">
      <style:paragraph-properties fo:text-align="start" style:justify-single-word="false"/>
      <style:text-properties style:font-name="Open Sans"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Standard" style:list-style-name="L2">
      <style:paragraph-properties fo:text-align="start" style:justify-single-word="false"/>
      <style:text-properties style:font-name="Open San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Open Sans"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10" style:family="paragraph" style:parent-style-name="Standard" style:list-style-name="L1">
      <style:paragraph-properties fo:text-align="start" style:justify-single-word="false"/>
      <style:text-properties style:font-name="Open San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1" style:family="paragraph" style:parent-style-name="Standard" style:list-style-name="L3">
      <style:paragraph-properties fo:text-align="start" style:justify-single-word="false"/>
      <style:text-properties style:font-name="Open San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 style:family="paragraph" style:parent-style-name="Standard" style:list-style-name="L2">
      <style:paragraph-properties fo:text-align="start" style:justify-single-word="false"/>
      <style:text-properties style:font-name="Open Sans" fo:font-size="10pt" fo:font-style="italic" style:text-underline-style="none" fo:font-weight="normal" fo:background-color="#ffff00" style:font-size-asian="10pt" style:font-style-asian="italic" style:font-weight-asian="normal" style:font-size-complex="10pt" style:font-style-complex="italic" style:font-weight-complex="normal"/>
    </style:style>
    <style:style style:name="T1"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ded Software for Testing the USB Coral Edge TPU</text:p>
      <text:p text:style-name="P5"/>
      <text:list xml:id="list8505673166844235188" text:style-name="L1">
        <text:list-item>
          <text:p text:style-name="P7">Anaconda Navigator: <text:a xlink:type="simple" xlink:href="https://repo.anaconda.com/archive/Anaconda3-2019.07-Linux-x86_64.sh" text:style-name="Internet_20_link" text:visited-style-name="Visited_20_Internet_20_Link">https://repo.anaconda.com/archive/Anaconda3-2019.07-Linux-x86_64.sh</text:a> <text:s/>for Python Environment but with Python 3.7</text:p>
        </text:list-item>
        <text:list-item>
          <text:p text:style-name="P7">Edge TPU Runtime - <text:a xlink:type="simple" xlink:href="https://coral.ai/docs/accelerator/get-started/#1-install-the-edge-tpu-runtime" text:style-name="Internet_20_link" text:visited-style-name="Visited_20_Internet_20_Link">https://coral.ai/docs/accelerator/get-started/#1-install-the-edge-tpu-runtime</text:a> </text:p>
        </text:list-item>
        <text:list-item>
          <text:p text:style-name="P7">PyCoral Library (Python Wrapper): <text:a xlink:type="simple" xlink:href="https://coral.ai/docs/accelerator/get-started/#1-install-the-edge-tpu-runtime" text:style-name="Internet_20_link" text:visited-style-name="Visited_20_Internet_20_Link">https://coral.ai/docs/accelerator/get-started/#1-install-the-edge-tpu-runtime</text:a> </text:p>
        </text:list-item>
        <text:list-item>
          <text:p text:style-name="P7">Edge TPU Compiler: <text:a xlink:type="simple" xlink:href="https://coral.ai/docs/edgetpu/compiler/#system-requirements" text:style-name="Internet_20_link" text:visited-style-name="Visited_20_Internet_20_Link">https://coral.ai/docs/edgetpu/compiler/#system-requirements</text:a> to compile and optimize the models for Edge TPU</text:p>
        </text:list-item>
      </text:list>
      <text:p text:style-name="P3"/>
      <text:p text:style-name="P3">Maybe if we want to try on a microcontroller system:</text:p>
      <text:list xml:id="list7297969753726039509" text:style-name="L2">
        <text:list-item>
          <text:p text:style-name="P8">Tensorflow Lite For Microcontrollers: <text:a xlink:type="simple" xlink:href="https://www.tensorflow.org/lite/microcontrollers" text:style-name="Internet_20_link" text:visited-style-name="Visited_20_Internet_20_Link">https://www.tensorflow.org/lite/microcontrollers</text:a> </text:p>
        </text:list-item>
        <text:list-item>
          <text:p text:style-name="P8">coralmicro: <text:a xlink:type="simple" xlink:href="https://github.com/google-coral/coralmicro" text:style-name="Internet_20_link" text:visited-style-name="Visited_20_Internet_20_Link">https://github.com/google-coral/coralmicro</text:a> </text:p>
          <text:p text:style-name="P12">According to the website, coralmicro is only supported for the DevBoard Micro. We need to ask though, if we could use our own microcontroller system and put the chip on top of it.</text:p>
        </text:list-item>
      </text:list>
      <text:p text:style-name="P6"/>
      <text:p text:style-name="P1">Needed Software for Testing the USB NCS2 with Myriad X VPU</text:p>
      <text:p text:style-name="P5"/>
      <text:list xml:id="list36273521" text:continue-list="list8505673166844235188" text:style-name="L1">
        <text:list-item>
          <text:p text:style-name="P7">Anaconda Navigator: <text:a xlink:type="simple" xlink:href="https://repo.anaconda.com/archive/Anaconda3-2019.07-Linux-x86_64.sh" text:style-name="Internet_20_link" text:visited-style-name="Visited_20_Internet_20_Link">https://repo.anaconda.com/archive/Anaconda3-2019.07-Linux-x86_64.sh</text:a> <text:s/>for Python Environment but with Python 3.7</text:p>
        </text:list-item>
        <text:list-item>
          <text:p text:style-name="P7">OpenVINO Toolkit: <text:a xlink:type="simple" xlink:href="https://www.intel.com/content/www/us/en/developer/tools/openvino-toolkit/download.html" text:style-name="Internet_20_link" text:visited-style-name="Visited_20_Internet_20_Link">https://www.intel.com/content/www/us/en/developer/tools/openvino-toolkit/download.html</text:a> </text:p>
          <text:p text:style-name="P7">Select “Development Tools”, “Linux”, “2022.3”, “PIP” and “Tensorflow2.x”</text:p>
          <text:p text:style-name="P7"><text:span text:style-name="T1">The full installation guide is here: </text:span><text:a xlink:type="simple" xlink:href="https://www.intel.com/content/www/us/en/developer/articles/guide/get-started-with-neural-compute-stick.html" text:style-name="Internet_20_link" text:visited-style-name="Visited_20_Internet_20_Link"><text:span text:style-name="T1">https://www.intel.com/content/www/us/en/developer/articles/guide/get-started-with-neural-compute-stick.html</text:span></text:a><text:span text:style-name="T1"> </text:span></text:p>
        </text:list-item>
      </text:list>
      <text:p text:style-name="P9"/>
      <text:p text:style-name="P1">Needed Software for Testing the M1076 AMP</text:p>
      <text:p text:style-name="P5"/>
      <text:list xml:id="list36292916" text:continue-numbering="true" text:style-name="L1">
        <text:list-item>
          <text:p text:style-name="P10">No information (maybe we don't use this)</text:p>
        </text:list-item>
      </text:list>
      <text:p text:style-name="P4"/>
      <text:p text:style-name="P2">Needed Software for Testing the Hailo-8</text:p>
      <text:p text:style-name="P9"/>
      <text:list xml:id="list4061964936913693152" text:style-name="L3">
        <text:list-item>
          <text:p text:style-name="P11">List of Softwares: <text:a xlink:type="simple" xlink:href="https://hailo.ai/de/products/hailo-software/" text:style-name="Internet_20_link" text:visited-style-name="Visited_20_Internet_20_Link">https://hailo.ai/de/products/hailo-software/</text:a> - we need the Hailo Dataflow Compiler and the Hailo 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WenQuanYi Zen Hei Sharp1" style:font-size-asian="10pt" style:font-name-complex="Liberation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7-09T16:03:14.81</dc:date>
    <meta:editing-duration>PT30M6S</meta:editing-duration>
    <meta:editing-cycles>14</meta:editing-cycles>
    <meta:generator>OpenOffice/4.1.14$Win32 OpenOffice.org_project/4114m1$Build-9811</meta:generator>
    <meta:document-statistic meta:table-count="0" meta:image-count="0" meta:object-count="0" meta:page-count="1" meta:paragraph-count="18" meta:word-count="179" meta:character-count="1651"/>
    <dc:creator>Vernando Limodya</dc:creator>
  </office:meta>
</office:document-meta>
</file>